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3e16" officeooo:paragraph-rsid="00003e16"/>
    </style:style>
    <style:style style:name="P2" style:family="paragraph" style:parent-style-name="Preformatted_20_Text">
      <style:text-properties officeooo:rsid="00003e16" officeooo:paragraph-rsid="00003e16" fo:background-color="#ff6600"/>
    </style:style>
    <style:style style:name="P3" style:family="paragraph" style:parent-style-name="Preformatted_20_Text">
      <style:text-properties officeooo:rsid="00003e16" officeooo:paragraph-rsid="00003e16" fo:background-color="#33ff99"/>
    </style:style>
    <style:style style:name="T1" style:family="text">
      <style:text-properties fo:background-color="#33ff99" loext:char-shading-value="0"/>
    </style:style>
    <style:style style:name="T2" style:family="text">
      <style:text-properties fo:background-color="#ff6600" loext:char-shading-value="0"/>
    </style:style>
    <style:style style:name="T3" style:family="text">
      <style:text-properties fo:background-color="#ffcc99" loext:char-shading-value="0"/>
    </style:style>
    <style:style style:name="T4" style:family="text">
      <style:text-properties fo:background-color="#66ff9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url 'https://spandana.globaledgesoft.com/QMS/TimeSheet/FileTimeSheet.aspx' -H 'Cookie:</text:span><text:span text:style-name="T2">ASP.NET_SessionId=4foh1asqz43wnrf1yx44oevq'</text:span><text:span text:style-name="T1"> -H 'Origin:</text:span> <text:span text:style-name="T1">https://spandana.globaledgesoft.com' -H 'Accept-Encoding: gzip,deflate,sdch' -H 'Accept-Language: en-US,en;q=0.8' -H 'User-Agent: Mozilla/5.0 (X11; Linux i686) AppleWebKit/537.36 (KHTML, like Gecko) Ubuntu Chromium/34.0.1847.116 Chrome/34.0.1847.116 Safari/537.36' -H 'Content-Type: application/x-www-form-urlencoded' -H 'Accept: text/html,application/xhtml+xml,application/xml;q=0.9,image/webp,*/*;q=0.8' -H 'Cache-Control: max-age=0' -H 'Referer: https://spandana.globaledgesoft.com/QMS/TimeSheet/FileTimeSheet.aspx' -H 'Connection: keep-alive' --data 'radSrcMgr_TSM=%3B%3BAjaxControlToolkit%2C+Version%3D4.1.60501.0%2C+Culture%3Dneutral%2C+PublicKeyToken%3D28f01b0e84b6d53e%3Aen-US%3A5c09f731-4796-4c62-944b-da90522e2541%3Aea597d4b%3Ab25378d2%3BTelerik.Web.UI%2C+Version%3D2016.2.504.40%2C+Culture%3Dneutral%2C+PublicKeyToken%3D121fae78165ba3d4%3Aen-US%3A2fd12a9c-8a58-4b42-ba79-49ffdab676db%3A16e4e7cd%3A33715776%3A4877f69a%3A86526ba7%3A874f8ea2%3Aed16cbdc%3Af7645509%3A88144a7a%3A24ee1bba%3Af46195d3%3Ab2e06756%3A92fe8ea0%3Afa31b949%3Ac128760b%3A19620875%3A490a9d4e%3Abd8f85e4%3A7c926187%3A8674cba1%3Ab7778d6c%3Ac08e9f8a%3A59462f1%3Aa51ee93e%3A1e771326%3A6b3f73b3%3A2003d0b8%3Aaa288e2d%3A258f1c72%3A3856fd9f%3Adc7e0bd%3A1569bb5f%3A63b115ed%3A30f1f089%3A6d43f6d9%3A58366029&amp;__EVENTTARGET=&amp;__EVENTARGUMENT=&amp;__VIEWSTATE=</text:span><text:span text:style-name="T2">%2FwEPDwUJNDAzNzc4NDc4D2QWAgIDD2QWIgIDDw8WCB4VRW5hYmxlRW1iZWRkZWRTY3JpcHRzZx4cRW5hYmxlRW1iZWRkZWRCYXNlU3R5bGVzaGVldGceElJlc29sdmVkUmVuZGVyTW9kZQspclRlbGVyaWsuV2ViLlVJLlJlbmRlck1vZGUsIFRlbGVyaWsuV2ViLlVJLCBWZXJzaW9uPTIwMTYuMi41MDQuNDAsIEN1bHR1cmU9bmV1dHJhbCwgUHVibGljS2V5VG9rZW49MTIxZmFlNzgxNjViYTNkNAEeF0VuYWJsZUFqYXhTa2luUmVuZGVyaW5naBYCHgVzdHlsZQUNZGlzcGxheTpub25lO2QCBw8PFgIfA2hkZAILDxQrAAI8KwAEAQAPFggfAgsrBAEfAGcfAWcfA2hkZGQCDQ9kFgICAQ8QZGQWAQIBZAIPDw8WDh4HTWF4RGF0ZQYARHyKFTnWiB4MU2VsZWN0ZWREYXRlBgDAynl6ONYIHhFfc2tpcE1NVmFsaWRhdGlvbmgfAGcfAWcfAgsrBAEeB01pbkRhdGUGAIBMBLe1qghkFgRmDxQrAAgPFhgfB2gfA2gfBQYARHyKFTnWiB4MRW1wdHlNZXNzYWdlZR8CCysEAR4EVGV4dAUTMjAxOC0xMC0yMy0wMC0wMC0wMB8BZx8AZx8IBgCATAS3taoIHg1MYWJlbENzc0NsYXNzBQdyaUxhYmVsHgRTa2luBQVNZXRybx4RRW5hYmxlQXJpYVN1cHBvcnRoZBYIHgVXaWR0aBsAAAAAAABZQAcAAAAeClJlc2l6ZU1vZGULKXJUZWxlcmlrLldlYi5VSS5SZXNpemVNb2RlLCBUZWxlcmlrLldlYi5VSSwgVmVyc2lvbj0yMDE2LjIuNTA0LjQwLCBDdWx0dXJlPW5ldXRyYWwsIFB1YmxpY0tleVRva2VuPTEyMWZhZTc4MTY1YmEzZDQAHghDc3NDbGFzcwURcmlUZXh0Qm94IHJpSG92ZXIeBF8hU0ICggIWCB8OGwAAAAAAAFlABwAAAB8PCysFAB8QBRFyaVRleHRCb3ggcmlFcnJvch8RAoICFggfDhsAAAAAAABZQAcAAAAfDwsrBQAfEAUTcmlUZXh0Qm94IHJpRm9jdXNlZB8RAoICFgYfDhsAAAAAAABZQAcAAAAfEAUTcmlUZXh0Qm94IHJpRW5hYmxlZB8RAoICFggfDhsAAAAAAABZQAcAAAAfDwsrBQAfEAUUcmlUZXh0Qm94IHJpRGlzYWJsZWQfEQKCAhYIHw4bAAAAAAAAWUAHAAAAHw8LKwUAHxAFEXJpVGV4dEJveCByaUVtcHR5HxECggIWCB8OGwAAAAAAAFlABwAAAB8PCysFAB8QBRByaVRleHRCb3ggcmlSZWFkHxECggJkAgIPFCsADQ8WDgUNU2VsZWN0ZWREYXRlcw8FjwFUZWxlcmlrLldlYi5VSS5DYWxlbmRhci5Db2xsZWN0aW9ucy5EYXRlVGltZUNvbGxlY3Rpb24sIFRlbGVyaWsuV2ViLlVJLCBWZXJzaW9uPTIwMTYuMi41MDQuNDAsIEN1bHR1cmU9bmV1dHJhbCwgUHVibGljS2V5VG9rZW49MTIxZmFlNzgxNjViYTNkNBQrAAAFBEZvY0QGAIA0pEM51ggFEUVuYWJsZU11bHRpU2VsZWN0aAUPUmVuZGVySW52aXNpYmxlZwULU3BlY2lhbERheXMPBZIBVGVsZXJpay5XZWIuVUkuQ2FsZW5kYXIuQ29sbGVjdGlvbnMuQ2FsZW5kYXJEYXlDb2xsZWN0aW9uLCBUZWxlcmlrLldlYi5VSSwgVmVyc2lvbj0yMDE2LjIuNTA0LjQwLCBDdWx0dXJlPW5ldXRyYWwsIFB1YmxpY0tleVRva2VuPTEyMWZhZTc4MTY1YmEzZDQUKwAABQRNaW5EBgCATAS3taoIBQRNYXhEBgBEfIoVOdaIDxYMHwBnHwFnHw1oHwwFBU1ldHJvHwILKwQBHwNoZGQWBB8QBQtyY01haW5UYWJsZR8RAgIWBB8QBQxyY090aGVyTW9udGgfEQICZBYEHxAFCnJjU2VsZWN0ZWQfEQICZBYEHxAFCnJjRGlzYWJsZWQfEQICFgQfEAUMcmNPdXRPZlJhbmdlHxECAhYEHxAFCXJjV2Vla2VuZB8RAgIWBB8QBQdyY0hvdmVyHxECAhYEHxAFL1JhZENhbGVuZGFyTW9udGhWaWV3IFJhZENhbGVuZGFyTW9udGhWaWV3X01ldHJvHxECAhYEHxAFCXJjVmlld1NlbB8RAgJkAhMPFCsAAg8WCB8AZx8BZx8CCysEAR8DaGQQFg1mAgECAgIDAgQCBQIGAgcCCAIJAgoCCwIMFg0UKwACZGQUKwACZGQUKwACZGQUKwACZGQUKwACZGQUKwACZGQUKwACZGQUKwACZGQUKwACZGQUKwACZGQUKwACZGQUKwACZGQUKwACZGQPFg1mZmZmZmZmZmZmZmZmFgEFeFRlbGVyaWsuV2ViLlVJLkRyb3BEb3duTGlzdEl0ZW0sIFRlbGVyaWsuV2ViLlVJLCBWZXJzaW9uPTIwMTYuMi41MDQuNDAsIEN1bHR1cmU9bmV1dHJhbCwgUHVibGljS2V5VG9rZW49MTIxZmFlNzgxNjViYTNkNGQCFQ8UKwACDxYIHwBnHwFnHwILKwQBHwNoZBAWBGYCAQICAgMWBBQrAAJkZBQrAAJkZBQrAAJkZBQrAAJkZA8WBGZmZmYWAQV4VGVsZXJpay5XZWIuVUkuRHJvcERvd25MaXN0SXRlbSwgVGVsZXJpay5XZWIuVUksIFZlcnNpb249MjAxNi4yLjUwNC40MCwgQ3VsdHVyZT1uZXV0cmFsLCBQdWJsaWNLZXlUb2tlbj0xMjFmYWU3ODE2NWJhM2Q0ZAIdD2QWAgIDDxQrAAIPFgIfCmVkZBYEZg8PFgQfEAUJcmNiSGVhZGVyHxECAmRkAgEPDxYEHxAFCXJjYkZvb3Rlch8RAgJkZAIfD2QWAgIBDxQrAAIPFgIfCmVkZBYEZg8PFgQfEAUJcmNiSGVhZGVyHxECAmRkAgEPDxYEHxAFCXJjYkZvb3Rlch8RAgJkZAIhDw8WAh4HVmlzaWJsZWdkFgICAQ8UKwACDxYUHg5EYXRhVmFsdWVGaWVsZAUGQWN0X0lkHwNoHwILKwQBHwoFC0Fzc2lnbm1lbnRzHwFnHg1EYXRhVGV4dEZpZWxkBQhBY3RfTmFtZR8AZx4OSXNJdGVtU2VsZWN0ZWRnHhNjYWNoZWRTZWxlY3RlZFZhbHVlZB4LXyFEYXRhQm</text:span><text:soft-page-break/><text:span text:style-name="T2">91bmRnZA8UKwAfFCsAAg8WBh8KBQtBc3NpZ25tZW50cx4FVmFsdWUFAzEwMR4IU2VsZWN0ZWRnZGQUKwACDxYGHwoFDkNsaWVudCBNZWV0aW5nHxgFAzUzNR8ZaGRkFCsAAg8WBh8KBT9DUjIzIEJlaGF2aW91cmFsIExlYXJuaW5nIEludGVydmVudGlvbnMgYW5kIEFjdGl2aXRpZXMgSW4tQ2xhc3MfGAUEMTU0OR8ZaGRkFCsAAg8WBh8KBT5DUjIzIEJlaGF2aW91cmFsIExlYXJuaW5nIEludGVydmVudGlvbnMgYW5kIEFjdGl2aXRpZXMgT2ZmbGluZR8YBQQxNTUwHxloZGQUKwACDxYGHwoFDURvY3VtZW50YXRpb24fGAUDNTQyHxloZGQUKwACDxYGHwoFEUdyb3VwIERpc2N1c3Npb25zHxgFAzEwMx8ZaGRkFCsAAg8WBh8KBRhJbnRlcmFjdGlvbiB3aXRoIEJEIFRlYW0fGAUDNTQxHxloZGQUKwACDxYGHwoFEUludGVybmV0IEJyb3dzaW5nHxgFAzUwNB8ZaGRkFCsAAg8WBh8KBQpJbnRlcnZpZXdzHxgFAzEwNx8ZaGRkFCsAAg8WBh8KBRhMJkQgLSBDbGFzc3Jvb20gTGVhcm5pbmcfGAUEMTI4OR8ZaGRkFCsAAg8WBh8KBRRMJkQgLSBDb250ZW50IERlc2lnbh8YBQQxMjkxHxloZGQUKwACDxYGHwoFEEwmRCAtIERpc2N1c3Npb24fGAUEMTI5NB8ZaGRkFCsAAg8WBh8KBSNMJkQgLSBFbWFpbCBhbmQgT3RoZXIgQ29tbXVuaWNhdGlvbh8YBQQxMjk2HxloZGQUKwACDxYGHwoFHUwmRCAtIEludGVydmlldyBDby1vcmRpbmF0aW9uHxgFBDEyOTMfGWhkZBQrAAIPFgYfCgUcTCZEIC0gTGVhcm5pbmcgTmVlZCBBbmFseXNpcx8YBQQxMjg4HxloZGQUKwACDxYGHwoFDUwmRCAtIE1lZXRpbmcfGAUEMTI5NR8ZaGRkFCsAAg8WBh8KBRVMJkQgLSBNb3JuaW5nIE1pbnV0ZXMfGAUEMTI4Nx8ZaGRkFCsAAg8WBh8KBQxMJkQgLSBPdGhlcnMfGAUEMTI5Mh8ZaGRkFCsAAg8WBh8KBRZMJkQgLSBVcGRhdGluZyBSZWNvcmRzHxgFBDEyOTAfGWhkZBQrAAIPFgYfCgUFTWFpbHMfGAUDNTQwHxloZGQUKwACDxYGHwoFB01lZXRpbmcfGAUDMTA2HxloZGQUKwACDxYGHwoFB01pbnV0ZXMfGAUCOTgfGWhkZBQrAAIPFgYfCgUGT3RoZXJzHxgFAzExMB8ZaGRkFCsAAg8WBh8KBQhQbGFubmluZx8YBQM1MDYfGWhkZBQrAAIPFgYfCgUNUHJlc2VudGF0aW9ucx8YBQMxMDAfGWhkZBQrAAIPFgYfCgUHUHJvamVjdB8YBQMxMDUfGWhkZBQrAAIPFgYfCgUSUmVmcmVzaGVyIFRyYWluaW5nHxgFAzEwOR8ZaGRkFCsAAg8WBh8KBQdSZXZpZXdzHxgFAzUwNR8ZaGRkFCsAAg8WBh8KBQ1TZWxmIExlYXJuaW5nHxgFAzEwNB8ZaGRkFCsAAg8WBh8KBQhTZXNzaW9ucx8YBQI5OR8ZaGRkFCsAAg8WBh8KBQVUZXN0cx8YBQMxMDIfGWhkZA8UKwEfZmZmZmZmZmZmZmZmZmZmZmZmZmZmZmZmZmZmZmZmZhYBBXdUZWxlcmlrLldlYi5VSS5SYWRDb21ib0JveEl0ZW0sIFRlbGVyaWsuV2ViLlVJLCBWZXJzaW9uPTIwMTYuMi41MDQuNDAsIEN1bHR1cmU9bmV1dHJhbCwgUHVibGljS2V5VG9rZW49MTIxZmFlNzgxNjViYTNkNBZCZg8PFgQfEAUJcmNiSGVhZGVyHxECAmRkAgEPDxYEHxAFCXJjYkZvb3Rlch8RAgJkZAICDw8WBh8KBQtBc3NpZ25tZW50cx8YBQMxMDEfGWdkZAIDDw8WBh8KBQ5DbGllbnQgTWVldGluZx8YBQM1MzUfGWhkZAIEDw8WBh8KBT9DUjIzIEJlaGF2aW91cmFsIExlYXJuaW5nIEludGVydmVudGlvbnMgYW5kIEFjdGl2aXRpZXMgSW4tQ2xhc3MfGAUEMTU0OR8ZaGRkAgUPDxYGHwoFPkNSMjMgQmVoYXZpb3VyYWwgTGVhcm5pbmcgSW50ZXJ2ZW50aW9ucyBhbmQgQWN0aXZpdGllcyBPZmZsaW5lHxgFBDE1NTAfGWhkZAIGDw8WBh8KBQ1Eb2N1bWVudGF0aW9uHxgFAzU0Mh8ZaGRkAgcPDxYGHwoFEUdyb3VwIERpc2N1c3Npb25zHxgFAzEwMx8ZaGRkAggPDxYGHwoFGEludGVyYWN0aW9uIHdpdGggQkQgVGVhbR8YBQM1NDEfGWhkZAIJDw8WBh8KBRFJbnRlcm5ldCBCcm93c2luZx8YBQM1MDQfGWhkZAIKDw8WBh8KBQpJbnRlcnZpZXdzHxgFAzEwNx8ZaGRkAgsPDxYGHwoFGEwmRCAtIENsYXNzcm9vbSBMZWFybmluZx8YBQQxMjg5HxloZGQCDA8PFgYfCgUUTCZEIC0gQ29udGVudCBEZXNpZ24fGAUEMTI5MR8ZaGRkAg0PDxYGHwoFEEwmRCAtIERpc2N1c3Npb24fGAUEMTI5NB8ZaGRkAg4PDxYGHwoFI0wmRCAtIEVtYWlsIGFuZCBPdGhlciBDb21tdW5pY2F0aW9uHxgFBDEyOTYfGWhkZAIPDw8WBh8KBR1MJkQgLSBJbnRlcnZpZXcgQ28tb3JkaW5hdGlvbh8YBQQxMjkzHxloZGQCEA8PFgYfCgUcTCZEIC0gTGVhcm5pbmcgTmVlZCBBbmFseXNpcx8YBQQxMjg4HxloZGQCEQ8PFgYfCgUNTCZEIC0gTWVldGluZx8YBQQxMjk1HxloZGQCEg8PFgYfCgUVTCZEIC0gTW9ybmluZyBNaW51dGVzHxgFBDEyODcfGWhkZAITDw8WBh8KBQxMJkQgLSBPdGhlcnMfGAUEMTI5Mh8ZaGRkAhQPDxYGHwoFFkwmRCAtIFVwZGF0aW5nIFJlY29yZHMfGAUEMTI5MB8ZaGRkAhUPDxYGHwoFBU1haWxzHxgFAzU0MB8ZaGRkAhYPDxYGHwoFB01lZXRpbmcfGAUDMTA2HxloZGQCFw8PFgYfCgUHTWludXRlcx8YBQI5OB8ZaGRkAhgPDxYGHwoFBk90aGVycx8YBQMxMTAfGWhkZAIZDw8WBh8KBQhQbGFubmluZx8YBQM1MDYfGWhkZAIaDw8WBh8KBQ1QcmVzZW50YXRpb25zHxgFAzEwMB8ZaGRkAhsPDxYGHwoFB1Byb2plY3QfGAUDMTA1HxloZGQCHA8PFgYfCgUSUmVmcmVzaGVyIFRyYWluaW5nHxgFAzEwOR8ZaGRkAh0PDxYGHwoFB1Jldmlld3MfGAUDNTA1HxloZGQCHg8PFgYfCgUNU2VsZiBMZWFybmluZx8YBQMxMDQfGWhkZAIfDw8WBh8KBQhTZXNzaW9ucx8YBQI5OR8ZaGRkAiAPDxYGHwoFBVRlc3RzHxgFAzEwMh8ZaGRkAiUPFCsAFw8WBh8AZx8BZx8DaGRkZBAWBmYCAQICAgMCBAIFFgYUKwACZBAWA2YCAQICFgMPZGQPZGQPZGQWA2ZmZhQrAAJkEBYNZgIBAgICAwIEAgUCBgIHAggCCQIKAgsCDBYND2RkD2RkD2RkD2RkD2RkD2RkD2RkD2RkD2RkD2RkD2RkD2RkD2RkFg1mZmZmZmZmZmZmZmZmFCsAAmQQFgJmAgEWAg9kZA9kZBYCZmYUKwACZBAWA2YCAQICFgMPZGQPZGQPZGQWA2ZmZhQrAAJkEBYBZhYBD2RkFgFmFCsAAmQQFgdmAgECAgIDAgQCBQIGFgcPZGQPZGQPZGQPZGQPZGQPZGQPZGQWB2ZmZmZmZmYPFgZmZmZmZmYWAQV5VGVsZXJpay5XZWIuVUkuRWRpdG9yQ29udGV4dE1lbnUsIFRlbGVyaWsuV2ViLlVJLCBWZXJzaW9uPTIwMTYuMi41MDQuNDAsIEN1bHR1cmU9bmV1dHJhbCwgUHVibGljS2V5VG9rZW49MTIxZmFlNzgxNjViYTNkNGRkFgIeClJlbmRlck1vZGULKwQBFgIfGgsrBAFkZBYCHxoLKwQBZGQWAh8aCysEAWRkZGRkFgIfGgsrBAEQFgFmFgEUKwADZBAWGmYCAQICAgMCBAIFAgYCBwIIAgkCCgILAgwCDQIOAg8CEAIRAhICEwIUAhUCFgIXAhgCGRYaD2QWAh8aBQdDbGFzc2ljD2QWAh8aBQdDbGFzc2ljD2QWAh8aBQdDbGFzc2ljDxYCHgRUeXBlCyl2VGVsZXJpay5XZWIuVUkuRWRpdG9yVG9vbFR5cGUsIFRlbGVyaWsuV2ViLlVJLCBWZXJzaW9uPTIwMTYuMi41MDQuNDAsIEN1bHR1cmU9bmV1dHJhbCwgUHVibGljS2V5VG9rZW49MTIxZmFlNzgxNjViYTNkNAQWCB8aBQdDbGFzc2ljHg5wb3B1cGNsYXNzbmFtZQUNcmVDb2xvclBpY2tlch4LaXRlbXNwZXJyb3cFAjEwHglzaXpldG9maXQFBHRydWUPFgIfGwsrBgQWCB8aBQdDbGFzc2ljHxwFDXJlQ29sb3JQaWNrZXIfHQUCMTAfHgUEdHJ1ZQ9kFgIfGgUHQ2xhc3NpYw8WAh8bCysGBBYEHxoFB0NsYXNzaWMfHAUKcmVVbmRvUmVkbw8WAh8bCysGBBYEHxoFB0NsYXNzaWMfHAUKcmVVbmRvUmVkbw9kFgIfGgUHQ2xhc3NpYw9kFgIfGgUHQ2xhc3NpYw9kFgIfGgUHQ2xhc3NpYw9kFgIfGgUHQ2xhc3NpYw9kFgIfGgUHQ2xhc3NpYw9kFgIfGgUHQ2xhc3NpYw9kFgIfGgUHQ2xhc3NpYw9kFgIfGgUHQ2xhc3NpYw9kFgIfGgUHQ2xhc3NpYw9kFgI</text:span></text:p>
      <text:p text:style-name="P2"><text:soft-page-break/><text:s/></text:p>
      <text:p text:style-name="P1"><text:span text:style-name="T2">fGgUHQ2xhc3NpYw9kFgIfGgUHQ2xhc3NpYw9kFgIfGgUHQ2xhc3NpYw9kFgIfGgUHQ2xhc3NpYw9kFgIfGgUHQ2xhc3NpYw9kFgIfGgUHQ2xhc3NpYw9kFgIfGgUHQ2xhc3NpYw9kFgIfGgUHQ2xhc3NpYw9kFgIfGgUHQ2xhc3NpYxYaZmZmZmZmZmZmZmZmZmZmZmZmZmZmZmZmZmZkDxYBZhYBBXdUZWxlcmlrLldlYi5VSS5FZGl0b3JUb29sR3JvdXAsIFRlbGVyaWsuV2ViLlVJLCBWZXJzaW9uPTIwMTYuMi41MDQuNDAsIEN1bHR1cmU9bmV1dHJhbCwgUHVibGljS2V5VG9rZW49MTIxZmFlNzgxNjViYTNkNGRkFgZmDw8WCh8AZx8BZx8DZx8aCysEAR8CCysEAWQWAmYPPCsABAEADxYOHwBnHg5EZXN0cm95T25DbG9zZWgfGgsrBAEfAWcfAgsrBAEfA2geFVNob3dDb250ZW50RHVyaW5nTG9hZGhkZAIBDw8WAh8DZ2RkAgMPZBYCZg8UKwACDxYCHxoLKwQBZGRkAicPPCsABAEADxYeHgdDaGVja2VkaB8DaB4MQXV0b1Bvc3RCYWNrZx4PQ29tbWFuZEFyZ3VtZW50ZR8CCysEAR8KBQZTdWJtaXQfAWcfAGceCFJlYWRPbmx5aB4PVmFsaWRhdGlvbkdyb3VwZB4LQ29tbWFuZE5hbWVlHgZUYXJnZXRlHxhlHgtOYXZpZ2F0ZVVybGUeB1ByaW1hcnloZGQCKQ88KwAEAQAPFh4fGGUfIWgfImcfJmUfCgUFQ2xlYXIfKGUfI2UfAWcfAgsrBAEfA2gfAGcfJ2UfJWQfJGgfKWhkZAIrDw8WAh8SaGRkAi0PPCsADgIAFCsAAg8WDB8DaB8CCysEAR8XZx4LXyFJdGVtQ291bnQCAR8BZx8AZ2QXAwUTU2VsZWN0ZWRDZWxsSW5kZXhlcxYABQ9TZWxlY3RlZEluZGV4ZXMWAAULRWRpdEluZGV4ZXMWAAEWAhYLDwIEFCsABBQrAAUWAh4Eb2luZAICZGRkBQRTbG5vFCsABRYCHysCA2RkZAUIQWN0aXZpdHkUKwAFFgIfKwIEZGRkBQZNb2RpZnkUKwAFFgIfKwIFZGRkBQZEZWxldGVkZRQrAAALKXlUZWxlcmlrLldlYi5VSS5HcmlkQ2hpbGRMb2FkTW9kZSwgVGVsZXJpay5XZWIuVUksIFZlcnNpb249MjAxNi4yLjUwNC40MCwgQ3VsdHVyZT1uZXV0cmFsLCBQdWJsaWNLZXlUb2tlbj0xMjFmYWU3ODE2NWJhM2Q0ATwrAAcACyl0VGVsZXJpay5XZWIuVUkuR3JpZEVkaXRNb2RlLCBUZWxlcmlrLldlYi5VSSwgVmVyc2lvbj0yMDE2LjIuNTA0LjQwLCBDdWx0dXJlPW5ldXRyYWwsIFB1YmxpY0tleVRva2VuPTEyMWZhZTc4MTY1YmEzZDQBFgIeBF9lZnNkZBYQHgpEYXRhTWVtYmVyZR4IRGF0YUtleXMWAB4FX3FlbHQZKWdTeXN0ZW0uRGF0YS5EYXRhUm93VmlldywgU3lzdGVtLkRhdGEsIFZlcnNpb249NC4wLjAuMCwgQ3VsdHVyZT1uZXV0cmFsLCBQdWJsaWNLZXlUb2tlbj1iNzdhNWM1NjE5MzRlMDg5HhRJc0JvdW5kVG9Gb3J3YXJkT25seWgeBV8hQ0lTFwAeBF9obG0LKwcBHxdnHyoCAmRmFgZmDxQrAAMPZBYCHwQFC3dpZHRoOjEwMCU7ZGRkAgEPFgUUKwACDxYQHy1lHy4WAB8vGSsJHzBoHzEXAB8yCysHAR8XZx8qAgJkFwUFA19mZWUFBl8hRFNJQwICBRBDdXJyZW50UGFnZUluZGV4ZgUIXyFQQ291bnQCAQULXyFJdGVtQ291bnQCAhYCHgNfc2UWAh4CX2NmFCsAAhQrAAIUKwABBQtUaW1lc2hlZXRJZBQrAAEC0%2F8%2FFCsAAhQrAAEFC1RpbWVzaGVldElkFCsAAQKU%2Fz8WBGRkZGQWAmdnFgJmD2QWDGYPZBYEZg8PFgYfEAUIIHJnUGFnZXIfEQICHxJoZBYCZg8PFgIeCkNvbHVtblNwYW4CBGQWAmYPZBYCAgEPZBYCZg9kFgZmD2QWBGYPDxYCHhFVc2VTdWJtaXRCZWhhdmlvcmhkZAICDw8WAh82aGRkAgIPZBYEZg8PFgIfNmhkZAIDDw8WAh82aGRkAgMPDxYEHxAFEHJnV3JhcCByZ0FkdlBhcnQfEQICZBYCAgEPFCsAAg8WHB4ZUmVnaXN0ZXJXaXRoU2NyaXB0TWFuYWdlcmceDFRhYmxlU3VtbWFyeQUbUGFnZSBTaXplIERyb3AgRG93biBDb250cm9sHwBnHwFnHgxUYWJsZUNhcHRpb24FEFBhZ2VTaXplQ29tYm9Cb3gfF2ceCklucHV0VGl0bGVlHhNFbmFibGVFbWJlZGRlZFNraW5zZx4dT25DbGllbnRTZWxlY3RlZEluZGV4Q2hhbmdpbmcFMFRlbGVyaWsuV2ViLlVJLkdyaWQuQ2hhbmdpbmdQYWdlU2l6ZUNvbWJvSGFuZGxlch8WZB8RAoACHw1oHw4bAAAAAAAAR0ABAAAAHhxPbkNsaWVudFNlbGVjdGVkSW5kZXhDaGFuZ2VkBS5UZWxlcmlrLldlYi5VSS5HcmlkLkNoYW5nZVBhZ2VTaXplQ29tYm9IYW5kbGVyZA8UKwADFCsAAg8WBh8KBQIxMB8YBQIxMB8ZZxYCHhBvd25lclRhYmxlVmlld0lkBRBUU1N1cHBvcnQxX2N0bDAwZBQrAAIPFgYfCgUCMjAfGAUCMjAfGWgWAh8%2BBRBUU1N1cHBvcnQxX2N0bDAwZBQrAAIPFgYfCgUCNTAfGAUCNTAfGWgWAh8%2BBRBUU1N1cHBvcnQxX2N0bDAwZA8UKwEDZmZmFgEFd1RlbGVyaWsuV2ViLlVJLlJhZENvbWJvQm94SXRlbSwgVGVsZXJpay5XZWIuVUksIFZlcnNpb249MjAxNi4yLjUwNC40MCwgQ3VsdHVyZT1uZXV0cmFsLCBQdWJsaWNLZXlUb2tlbj0xMjFmYWU3ODE2NWJhM2Q0FgpmDw8WBB8QBQlyY2JIZWFkZXIfEQICZGQCAQ8PFgQfEAUJcmNiRm9vdGVyHxECAmRkAgIPDxYGHwoFAjEwHxgFAjEwHxlnFgIfPgUQVFNTdXBwb3J0MV9jdGwwMGQCAw8PFgYfCgUCMjAfGAUCMjAfGWgWAh8%2BBRBUU1N1cHBvcnQxX2N0bDAwZAIEDw8WBh8KBQI1MB8YBQI1MB8ZaBYCHz4FEFRTU3VwcG9ydDFfY3RsMDBkAgEPZBYMZg8PFgQfCgUGJm5ic3A7HxJoZGQCAQ8PFgQfCgUGJm5ic3A7HxJoZGQCAg8PFgIfCgUCIyNkZAIDDw8WAh8KZWRkAgQPDxYCHwplZBYCAgEPPCsABAEADxYeHxhlHyFoHyJnHyZlHwplHyhlHyNlHwFnHwILKwQBHwNoHwBnHydlHyVkHyRoHyloZGQCBQ8PFgIfCgVODQogICAgICAgICAgICAgICAgICAgICAgICAgICAgICAgICAgICBEZWxldGUNCiAgICAgICAgICAgICAgICAgICAgICAgICAgICAgICAgZGQCAQ9kFgRmD2QWDGYPDxYEHwoFBiZuYnNwOx8SaGRkAgEPDxYEHwoFBiZuYnNwOx8SaGRkAgIPDxYCHwoFBiZuYnNwO2RkAgMPDxYCHwplZBYCAgEPDxYCHwoFBDg6MTVkZAIEDw8WAh8KBQYmbmJzcDtkZAIFDw8WAh8KBQYmbmJzcDtkZAIBDw8WBh8QBQggcmdQYWdlch8RAgIfEmhkFgJmDw8WAh81AgRkFgJmD2QWAgIBD2QWAmYPZBYGZg9kFgRmDw8WAh82aGRkAgIPDxYCHzZoZGQCAg9kFgRmDw8WAh82aGRkAgMPDxYCHzZoZGQCAw8PFgQfEAUQcmdXcmFwIHJnQWR2UGFydB8RAgJkFgICAQ8UKwACDxYcHzdnHzgFG1BhZ2UgU2l6ZSBEcm9wIERvd24gQ29udHJvbB8AZx8BZx85BRBQYWdlU2l6ZUNvbWJvQm94HxdnHzplHztnHzwFMFRlbGVyaWsuV2ViLlVJLkdyaWQuQ2hhbmdpbmdQYWdlU2l6ZUNvbWJvSGFuZGxlch8WZB8RAoACHw1oHw4bAAAAAAAAR0ABAAAAHz0FLlRlbGVyaWsuV2ViLlVJLkdyaWQuQ2hhbmdlUGFnZVNpemVDb21ib0hhbmRsZXJkDxQrAAMUKwACDxYGHwoFAjEwHxgFAjEwHxlnFgIfPgUQVFNTdXBwb3J0MV9jdGwwMGQUKwACDxYGHwoFAjIwHxgFAjIwHxloFgIfPgUQVFNTdXBwb3J0MV9jdGwwMGQUKwACDxYGHwoFAjUwHxgFAjUwHxloFgIfPgUQVFNTdXBwb3J0MV9jdGwwMGQPFCsBA2ZmZhYBBXdUZWxlcmlrLldlYi5VSS5SYWRDb21ib0JveEl0ZW0sIFRlbGVyaWsuV2ViLlVJLCBWZXJzaW9uPTIwMTYuMi41MDQuNDAsIEN1bHR1cmU9bmV1dHJhbCwgUHVibGljS2V5VG9rZW49MTIxZmFlNzgxNjViYTNkNBYKZg8PFgQfEAUJcmNiSGVhZGVyHxECAmRkAgEPDxYEHxAFCXJjYkZvb3Rlch8RAgJkZAICDw8WBh8KBQIxMB8YBQIxMB8ZZxYCHz4FEFRTU3VwcG9ydDFfY3RsMDBkAgMPDxYGHwoFAjIwHxgFAjIwHxloFgIfPgUQVFNTdXBwb3J0MV9jdGwwMGQCBA8PFgYfCgUCNTAfGAUCNTAfGWgWAh8%2BBRBUU1N1cHBvcnQxX2N0bDAwZAICDw8WAh4EX2lpaAUBMGQWDGYPDxYCHxJoZBYCZg8PFg</text:span><text:soft-page-break/><text:span text:style-name="T2">IfNmhkZAIBDw8WBB8KBQYmbmJzcDsfEmhkZAICDw8WAh8KZWQWAmYPFQEBMWQCAw8PFgIfCmVkFggCAQ8PFgIfCgUIMjMvMTAvMThkZAIDDw8WAh8KBQUwMzoxNWRkAgcPDxYCHwoFEUdyb3VwIERpc2N1c3Npb25zZGQCCQ8PFgIfCgUcZ3JvdXAgZGlzY3Vzc2lvbiBvbiBwb2ludGVyc2RkAgQPDxYCHwplZBYEAgEPDxYCHwplZGQCAw8PFgIfEmdkZAIFDw8WAh8KZWRkAgMPZBYCZg8PFgIfEmhkZAIEDw8WAh8%2FBQExZBYMZg8PFgIfEmhkFgJmDw8WAh82aGRkAgEPDxYEHwoFBiZuYnNwOx8SaGRkAgIPDxYCHwplZBYCZg8VAQEyZAIDDw8WAh8KZWQWCAIBDw8WAh8KBQgyMy8xMC8xOGRkAgMPDxYCHwoFBTA1OjAwZGQCBw8PFgIfCgUYTCZEIC0gQ2xhc3Nyb29tIExlYXJuaW5nZGQCCQ8PFgIfCgUgbCBhbmQgZCBsZWFybmluZyBvbiBsaW5rZWQgbGlzdHNkZAIEDw8WAh8KZWQWBAIBDw8WAh8KZWRkAgMPDxYCHxJnZGQCBQ8PFgIfCmVkZAIFD2QWAmYPDxYCHxJoZGQCAg8PZBYCHwQFDWRpc3BsYXk6bm9uZTsWAmYPPCsADQEADxYGBRhVc2VSb3dIZWFkZXJzQXNTZWxlY3RvcnNoBQtTcGVjaWFsRGF5cw8FkgFUZWxlcmlrLldlYi5VSS5DYWxlbmRhci5Db2xsZWN0aW9ucy5DYWxlbmRhckRheUNvbGxlY3Rpb24sIFRlbGVyaWsuV2ViLlVJLCBWZXJzaW9uPTIwMTYuMi41MDQuNDAsIEN1bHR1cmU9bmV1dHJhbCwgUHVibGljS2V5VG9rZW49MTIxZmFlNzgxNjViYTNkNBQrAAAFG1VzZUNvbHVtbkhlYWRlcnNBc1NlbGVjdG9yc2gPFgQfO2cfDWhkZAIxDzwrAA4CABQrAAIPFggfA2gfAgsrBAEfAWcfAGdkFwIFC0VkaXRJbmRleGVzFgAFD1NlbGVjdGVkSW5kZXhlcxYAARYCFgsPAgQUKwAEPCsABQEEBQRTbG5vPCsABQEEBQhBY3Rpdml0eTwrAAUBBAUGTW9kaWZ5PCsABQEEBQZEZWxldGVkZRQrAAALKwcBPCsABwALKwgBFgIfLGRkFgQfLWUfMgsrBwFkZmQCMw88KwAEAQAPFgofAGcfA2gfAgsrBAEfAWceEVZpc2libGVPblBhZ2VMb2FkaGRkGAYFLVRTU3VwcG9ydDEkY3RsMDAkY3RsMDMkY3RsMDEkUGFnZVNpemVDb21ib0JveA8UKwACZQUCMTBkBR5fX0NvbnRyb2xzUmVxdWlyZVBvc3RCYWNrS2V5X18WFQUQUXNmRnJvbURlY29yYXRvcgUOUmFkV2luZG93YWxlcnQFBERhdGUFDURhdGUkY2FsZW5kYXIFDURhdGUkY2FsZW5kYXIFBERIcnMFBURNaW5zBQhBY3Rpdml0eQUGcmVtYXJrBRNyZW1hcmskZGlhbG9nT3BlbmVyBRpyZW1hcmskZGlhbG9nT3BlbmVyJFdpbmRvdwUIVFNVcGRhdGUFB1RTQ2xvc2UFClRTU3VwcG9ydDEFIFRTU3VwcG9ydDEkY3RsMDAkY3RsMDIkY3RsMDEkcmVmBSBUU1N1cHBvcnQxJGN0bDAwJGN0bDA0JGltZ01vZGlmeQUgVFNTdXBwb3J0MSRjdGwwMCRjdGwwNCRpbWdEZWxldGUFIFRTU3VwcG9ydDEkY3RsMDAkY3RsMDYkaW1nTW9kaWZ5BSBUU1N1cHBvcnQxJGN0bDAwJGN0bDA2JGltZ0RlbGV0ZQUJVGVjaEdyaWQxBQpyYWRQb3BXaW4xBQlkZGxFUGhhc2UPFCsAAmVlZAUIQWN0aXZpdHkPFCsAAgULQXNzaWdubWVudHMFAzEwMWQFB2RkbEVQcmoPFCsAAmVlZAUtVFNTdXBwb3J0MSRjdGwwMCRjdGwwMiRjdGwwMCRQYWdlU2l6ZUNvbWJvQm94DxQrAAJlBQIxMGRZttRDujkWmfBA4KS2rqNFPS1ud9AY5GvpLUzOEFGcjg%3D%3D</text:span><text:span text:style-name="T1">&amp;__VIEWSTATEGENERATOR=FCC762F7&amp;__EVENTVALIDATION=%2FwEdAAys7VzAQP2e2%2Fnacyb807o9mikxi01Joci0moO6Cad6bv0E6YToOTPUotqLPL2%2FC39y7IfyspSwrvH%2FdSQiTnF2rCydgkIkvIFIqlOv5aJr%2FjDiv1DRbT%2BnbGDndSnTsz%2F0Lb9hZFdEdQH%2F3zo%2FXTV8DgXAi0YFY0fJPgv29WWT2yXswoarwUvf3DnH%2BEmmaX%2F7uQvQnpgXZv9W5JvyASskpSgHZHIfo69JLvqznwKnVX0%2BieIk2nnDPEDLvI%2Bm%2FpM14l1ySv57KrOWhVGY2m6rHEZ6MTu1B3CeQtfCArZBDQ%3D%3D&amp;QsfFromDecorator_ClientState=&amp;RadWindowalert_ClientState=&amp;Date=</text:span><text:span text:style-name="T2">2018-10-23</text:span><text:span text:style-name="T1">&amp;Date%24dateInput=</text:span><text:span text:style-name="T2">10</text:span><text:span text:style-name="T1">%2F</text:span><text:span text:style-name="T2">23</text:span><text:span text:style-name="T1">%2F</text:span><text:span text:style-name="T2">2018</text:span><text:span text:style-name="T1">&amp;Date_dateInput_ClientState=%7B%22enabled%22%3Atrue%2C%22emptyMessage%22%3A%22%22%2C%22validationText%22%3A%22</text:span><text:span text:style-name="T2">2018-10-23</text:span><text:span text:style-name="T1">-00-00-00%22%2C%22valueAsString%22%3A%22</text:span><text:span text:style-name="T2">2018-10-23</text:span><text:span text:style-name="T1">-00-00-00%22%2C%22minDateStr%22%3A%221980-01-01-00-00-00%22%2C%22maxDateStr%22%3A%22</text:span><text:span text:style-name="T2">2018-10-24</text:span><text:span text:style-name="T1">-00-00-</text:span><text:span text:style-name="T2">00</text:span><text:span text:style-name="T1">%22%2C%22lastSetTextBoxValue%22%3A%22</text:span><text:span text:style-name="T2">10</text:span><text:span text:style-name="T1">%2F</text:span><text:span text:style-name="T2">23</text:span><text:span text:style-name="T1">%2F</text:span><text:span text:style-name="T2">2018</text:span><text:span text:style-name="T1">%22%7D&amp;Date_calendar_SD=%5B%5D&amp;Date_calendar_AD=%5B%5B1980%2C1%2C1%5D%2C%5B</text:span><text:span text:style-name="T2">2018</text:span><text:span text:style-name="T1">%2C</text:span><text:span text:style-name="T2">10</text:span><text:span text:style-name="T1">%2C</text:span><text:span text:style-name="T2">24</text:span><text:span text:style-name="T1">%5D%2C%5B</text:span><text:span text:style-name="T2">2018</text:span><text:span text:style-name="T1">%2C</text:span><text:span text:style-name="T2">10</text:span><text:span text:style-name="T1">%2C</text:span><text:span text:style-name="T2">24</text:span><text:span text:style-name="T1">%5D%5D&amp;Date_ClientState=%7B%22</text:span><text:span text:style-name="T4">minDateStr%22%3A%221980-01-01-00-00-00%22%2C%22maxDateStr%22%3A%22</text:span><text:span text:style-name="T2">2018-10-24</text:span><text:span text:style-name="T1">-00-00-00%22%7D&amp;DHrs_ClientState=%7B%22enabled%22%3Atrue%2C%22logEntries%22%3A%5B%5D%2C%22selectedIndex%22%3A</text:span><text:span text:style-name="T2">3</text:span><text:span text:style-name="T1">%2C%22selectedText%22%3A%22</text:span><text:span text:style-name="T2">3</text:span><text:span text:style-name="T1">%22%2C%22selectedValue%22%3A%22</text:span><text:span text:style-name="T2">3</text:span><text:span text:style-name="T1">%22%7D&amp;DMins_ClientState=%7B%22enabled%22%3Atrue%2C%22logEntries%22%3A%5B%5D%2C%22selectedIndex%22%3A</text:span><text:span text:style-name="T2">1</text:span><text:span text:style-name="T1">%2C%22selectedText%22%3A%22</text:span><text:span text:style-name="T2">15</text:span><text:span text:style-name="T1">%22%2C%22selectedValue%22%3A%2215%22%7D&amp;Activity=</text:span><text:span text:style-name="T2">Assignments</text:span><text:span text:style-name="T1">&amp;Activity_ClientState=&amp;remark_dialogOpener_Window_ClientState=&amp;remark_dialogOpener_ClientState=&amp;remark=%253cp%253e</text:span><text:span text:style-name="T2">did+Assignments+on+structures</text:span><text:span text:style-name="T1">%253c%2Fp%253e&amp;remark_ClientState=&amp;TSUpdate=Submit&amp;TSUpdate_ClientState=%7B%22text%22%3A%22Submit%22%2C%22value%22%3A%22%22%2C%22checked%22%3Afalse%2C%22target%22%3A%22%22%2C%22navigateUrl%22%3A%22%22%2C%22commandName%22%3A%22%22%2C%22commandArgument%22%3A%22%22%2C%22autoPostBack%22%3Atrue%2C%22selectedToggleStateIndex%22%3A0%2C%22validationGroup%22%3Anull%2C%22readOnly%22%3Afalse%2C%22primary%22%3Afalse%2C%22enabled%22%3Atrue%7D&amp;TSClose_ClientState=%7B%22text%22%3A%22Clear%22%2C%22value%22%3A%22%22%2C%22checked%22%3Afalse%2C%22target%22%3A%22%22%2C%22navigateUrl%22%3A%22%22%2C%22commandName%22%3A%22%22%2C%22commandArgument%22%3A%22%22%2C%22autoPostBack%22%3Atrue%2C%22selectedToggleStateIndex%22%3A0%2C%22validationGroup%22%3Anull%2C%22readOnly%22%3Afalse%2C%22primary%22%3Afalse%2C%22enabled%22%3Atrue%7D&amp;TSSupport1_ctl00_ctl02_ctl01_ref_ClientState=%7B%22text%22%3A%22%22%2C%22value%22%3A%22%22%2C%22checked%22%3Afalse%2C%22target%22%3A%22%22%2C%22navigateUrl%22%3A%22%22%2C%22commandName%22%3A%22%22%2C%22commandArgument</text:span><text:soft-page-break/><text:span text:style-name="T1">%22%3A%22%22%2C%22autoPostBack%22%3Atrue%2C%22selectedToggleStateIndex%22%3A0%2C%22validationGroup%22%3Anull%2C%22readOnly%22%3Afalse%2C%22primary%22%3Afalse%2C%22enabled%22%3Atrue%7D&amp;TSSupport1_ClientState=&amp;hfTsId=&amp;TechGrid1_ClientState</text:span></text:p>
      <text:p text:style-name="P3"/>
      <text:p text:style-name="P3">=&amp;radPopWin1_ClientState=' --compress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8-10-31T07:23:04.625707314</dc:date>
    <meta:editing-duration>P0D</meta:editing-duration>
    <meta:editing-cycles>2</meta:editing-cycles>
    <meta:document-statistic meta:table-count="0" meta:image-count="0" meta:object-count="0" meta:page-count="5" meta:paragraph-count="4" meta:word-count="49" meta:character-count="19973" meta:non-whitespace-character-count="19928"/>
  </office:meta>
</office:document-meta>
</file>